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985" officeooo:paragraph-rsid="0012e985"/>
    </style:style>
    <style:style style:name="P2" style:family="paragraph" style:parent-style-name="Standard">
      <style:text-properties officeooo:rsid="00162219" officeooo:paragraph-rsid="00162219"/>
    </style:style>
    <style:style style:name="T1" style:family="text">
      <style:text-properties officeooo:rsid="00162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Για καθένα απο τα παρακάτω προγράμματα, αντιγράψτε τα (ή κατεβάστε τα) και δοκιμάστε να τα τρέξετε.</text:p>
      <text:p text:style-name="P1">Προσπαθήστε να καταλάβετε απο το μήνυμα της python ποιό είναι το λάθος.</text:p>
      <text:p text:style-name="P1">Κατόπιν διορθώστε το και δοκιμάστε ξανά να τρέξετε το πρόγραμμα.</text:p>
      <text:p text:style-name="P1">- <text:span text:style-name="T1">τυπογραφικά λάθη σε διάφορα σημεία</text:span></text:p>
      <text:p text:style-name="P1">- <text:span text:style-name="T1">λάθη στα αυτάκια</text:span></text:p>
      <text:p text:style-name="P1">- <text:span text:style-name="T1">λάθη στοίχισης</text:span></text:p>
      <text:p text:style-name="P1">- <text:span text:style-name="T1">λάθος σε μετατροπές</text:span></text:p>
      <text:p text:style-name="P1"/>
      <text:p text:style-name="P2">Σε κάθε μήνυμα λάθος να εντοπίσουμε τα σημαντικά μέρη:</text:p>
      <text:p text:style-name="P2">τον αριθμό της γραμμης</text:p>
      <text:p text:style-name="P2">το μήνυμα τί λέε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18:03.347427610</meta:creation-date>
    <meta:generator>LibreOffice/5.1.5.2$Linux_X86_64 LibreOffice_project/10m0$Build-2</meta:generator>
    <dc:date>2016-09-14T06:58:57.558265205</dc:date>
    <meta:editing-duration>PT19H19M26S</meta:editing-duration>
    <meta:editing-cycles>2</meta:editing-cycles>
    <meta:document-statistic meta:table-count="0" meta:image-count="0" meta:object-count="0" meta:page-count="1" meta:paragraph-count="10" meta:word-count="72" meta:character-count="418" meta:non-whitespace-character-count="356"/>
  </office:meta>
</office:document-meta>
</file>